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05000000762AFEEB347D865679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78cm" svg:height="2.341cm" svg:x="8.096cm" svg:y="13.788cm">
          <draw:image xlink:href="Pictures/1000000000000105000000762AFEEB347D86567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6:22.596862095</meta:creation-date>
    <dc:date>2018-03-23T09:45:41.145758734</dc:date>
    <meta:editing-duration>PT21S</meta:editing-duration>
    <meta:editing-cycles>2</meta:editing-cycles>
    <meta:generator>LibreOffice/6.0.0.3$MacOSX_X86_64 LibreOffice_project/64a0f66915f38c6217de274f0aa8e15618924765</meta:generator>
    <meta:document-statistic meta:object-count="1"/>
  </office:meta>
</office:document-meta>
</file>